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764in"/>
    </style:style>
    <style:style style:name="Table1.B" style:family="table-column">
      <style:table-column-properties style:column-width="2.8472in"/>
    </style:style>
    <style:style style:name="Table1.C" style:family="table-column">
      <style:table-column-properties style:column-width="2.469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Heading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officeooo:paragraph-rsid="000146d8"/>
    </style:style>
    <style:style style:name="P7" style:family="paragraph" style:parent-style-name="Text_20_body">
      <style:text-properties fo:font-weight="normal" officeooo:paragraph-rsid="000146d8" style:font-weight-asian="normal" style:font-weight-complex="normal"/>
    </style:style>
    <style:style style:name="T1" style:family="text">
      <style:text-properties officeooo:rsid="000146d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146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146d8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7">Difference Between IEEE and WFA (Wi-Fi Alliance)</text:span></text:span></text:h>
      <text:p text:style-name="P7">IEEE (Institute of Electrical and Electronics Engineers) and WFA (Wi-Fi Alliance) are both important organizations in the development and regulation of wireless networking standards. However, they serve different roles in the industry.</text:p>
      <text:p text:style-name="P6"><text:span text:style-name="Strong_20_Emphasis"><text:span text:style-name="T4">1. Comparison Table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Feature</text:p>
            </table:table-cell>
            <table:table-cell table:style-name="Table1.A1" office:value-type="string">
              <text:p text:style-name="Table_20_Heading"><text:span text:style-name="Strong_20_Emphasis"><text:span text:style-name="T7">IEEE (Institute of Electrical and Electronics Engineers)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7">WFA (Wi-Fi Alliance)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7">Full Form</text:span></text:span></text:p>
          </table:table-cell>
          <table:table-cell table:style-name="Table1.A1" office:value-type="string">
            <text:p text:style-name="P1">Institute of Electrical and Electronics Engineers</text:p>
          </table:table-cell>
          <table:table-cell table:style-name="Table1.A1" office:value-type="string">
            <text:p text:style-name="P1">Wi-Fi Allian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7">Role</text:span></text:span></text:p>
          </table:table-cell>
          <table:table-cell table:style-name="Table1.A1" office:value-type="string">
            <text:p text:style-name="P1">Develops technical networking standards</text:p>
          </table:table-cell>
          <table:table-cell table:style-name="Table1.A1" office:value-type="string">
            <text:p text:style-name="P1">Certifies and promotes Wi-Fi produc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7">Focus</text:span></text:span></text:p>
          </table:table-cell>
          <table:table-cell table:style-name="Table1.A1" office:value-type="string">
            <text:p text:style-name="P1">Standardization of various technologies (Wi-Fi, Ethernet, Bluetooth, etc.)</text:p>
          </table:table-cell>
          <table:table-cell table:style-name="Table1.A1" office:value-type="string">
            <text:p text:style-name="P1">Ensures interoperability of Wi-Fi devic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7">Standards Maintained</text:span></text:span></text:p>
          </table:table-cell>
          <table:table-cell table:style-name="Table1.A1" office:value-type="string">
            <text:p text:style-name="P1">IEEE 802.11 (Wi-Fi), IEEE 802.3 (Ethernet), etc.</text:p>
          </table:table-cell>
          <table:table-cell table:style-name="Table1.A1" office:value-type="string">
            <text:p text:style-name="P1">Wi-Fi branding and certific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7">Membership</text:span></text:span></text:p>
          </table:table-cell>
          <table:table-cell table:style-name="Table1.A1" office:value-type="string">
            <text:p text:style-name="P1">Engineers, researchers, and companies worldwide</text:p>
          </table:table-cell>
          <table:table-cell table:style-name="Table1.A1" office:value-type="string">
            <text:p text:style-name="P1">Companies that manufacture Wi-Fi produc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7">Key Contributions</text:span></text:span></text:p>
          </table:table-cell>
          <table:table-cell table:style-name="Table1.A1" office:value-type="string">
            <text:p text:style-name="Table_20_Contents"><text:span text:style-name="T7">Defines protocols like </text:span><text:span text:style-name="Strong_20_Emphasis"><text:span text:style-name="T7">802.11a/b/g/n/ac/ax (Wi-Fi 6)</text:span></text:span></text:p>
          </table:table-cell>
          <table:table-cell table:style-name="Table1.A1" office:value-type="string">
            <text:p text:style-name="P1">Certifies devices for compliance with IEEE Wi-Fi standar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7">Certification Authority</text:span></text:span></text:p>
          </table:table-cell>
          <table:table-cell table:style-name="Table1.A1" office:value-type="string">
            <text:p text:style-name="P1">Does NOT certify products</text:p>
          </table:table-cell>
          <table:table-cell table:style-name="Table1.A1" office:value-type="string">
            <text:p text:style-name="Table_20_Contents"><text:span text:style-name="T7">Certifies products with the </text:span><text:span text:style-name="Strong_20_Emphasis"><text:span text:style-name="T7">Wi-Fi Certified</text:span></text:span><text:span text:style-name="T7"> logo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7">Main Purpose</text:span></text:span></text:p>
          </table:table-cell>
          <table:table-cell table:style-name="Table1.A1" office:value-type="string">
            <text:p text:style-name="P1">Establishes technical guidelines for wireless networking</text:p>
          </table:table-cell>
          <table:table-cell table:style-name="Table1.A1" office:value-type="string">
            <text:p text:style-name="P1">Ensures Wi-Fi devices work together seamlessly</text:p>
          </table:table-cell>
        </table:table-row>
      </table:table>
      <text:h text:style-name="Heading_20_3" text:outline-level="3"><text:span text:style-name="Strong_20_Emphasis"><text:span text:style-name="T8">2</text:span></text:span><text:span text:style-name="Strong_20_Emphasis"><text:span text:style-name="T7">. Real-World Example</text:span></text:span></text:h>
      <text:list text:style-name="L3">
        <text:list-item>
          <text:p text:style-name="P5"><text:span text:style-name="Strong_20_Emphasis"><text:span text:style-name="T7">IEEE 802.11ax (Wi-Fi 6) was developed by IEEE</text:span></text:span><text:span text:style-name="T7"> with technical specifications like frequency bands, data rates, and security features.</text:span></text:p>
        </text:list-item>
        <text:list-item>
          <text:p text:style-name="P5"><text:span text:style-name="Strong_20_Emphasis"><text:span text:style-name="T7">Wi-Fi Alliance takes IEEE 802.11ax and tests products</text:span></text:span><text:span text:style-name="T7"> (e.g., routers, smartphones) to ensure they work correctly. If a product passes, it gets the </text:span><text:span text:style-name="Strong_20_Emphasis"><text:span text:style-name="T7">"Wi-Fi Certified"</text:span></text:span><text:span text:style-name="T7"> logo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3:28:54.175664038</meta:creation-date>
    <dc:date>2025-03-31T23:29:48.128358861</dc:date>
    <meta:editing-duration>PT54S</meta:editing-duration>
    <meta:editing-cycles>1</meta:editing-cycles>
    <meta:document-statistic meta:table-count="1" meta:image-count="0" meta:object-count="0" meta:page-count="1" meta:paragraph-count="33" meta:word-count="204" meta:character-count="1519" meta:non-whitespace-character-count="1350"/>
    <meta:generator>LibreOffice/24.2.7.2$Linux_X86_64 LibreOffice_project/420$Build-2</meta:generator>
  </office:meta>
</office:document-meta>
</file>